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0c9f" officeooo:paragraph-rsid="00140c9f"/>
    </style:style>
    <style:style style:name="T1" style:family="text">
      <style:text-properties officeooo:rsid="00140c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HEME MODULE DEVELOPMENT</text:p>
      <text:p text:style-name="Standard"/>
      <text:p text:style-name="Standard">/** <text:span text:style-name="T1">Using Template_Preprocess_node **/</text:span></text:p>
      <text:p text:style-name="Standard">&lt;?php</text:p>
      <text:p text:style-name="Standard">/**</text:p>
      <text:p text:style-name="Standard"><text:s/>* @file</text:p>
      <text:p text:style-name="Standard"><text:s/>* Functions to support theming in the EAC theme.</text:p>
      <text:p text:style-name="Standard"><text:s/>*/</text:p>
      <text:p text:style-name="Standard">use Drupal\Core\Form\FormStateInterface;</text:p>
      <text:p text:style-name="Standard">use Drupal\Core\Template\Attribute;</text:p>
      <text:p text:style-name="Standard"/>
      <text:p text:style-name="Standard">/**</text:p>
      <text:p text:style-name="Standard"><text:s/>* Implements hook_preprocess_HOOK() for HTML document templates.</text:p>
      <text:p text:style-name="Standard"><text:s/>*</text:p>
      <text:p text:style-name="Standard"><text:s/>* Adds body classes if certain regions have content.</text:p>
      <text:p text:style-name="Standard"><text:s/>*/</text:p>
      <text:p text:style-name="Standard">function eac_preprocess_page(&amp;$variables) {</text:p>
      <text:p text:style-name="Standard"><text:s/>/* $site_config = \Drupal::config('system.site');</text:p>
      <text:p text:style-name="Standard"><text:s text:c="2"/>$variables['site_name'] = $site_config-&gt;get('name');</text:p>
      <text:p text:style-name="Standard"><text:s text:c="2"/>$variables['site_slogan'] = $site_config-&gt;get('slogan'); */</text:p>
      <text:p text:style-name="Standard"><text:s text:c="2"/>// logo needs to be placed within specified folder</text:p>
      <text:p text:style-name="Standard"><text:s text:c="2"/>$variables['logo'] = file_url_transform_relative(file_create_url(theme_get_setting('logo.url')));</text:p>
      <text:p text:style-name="Standard"/>
      <text:p text:style-name="Standard">}</text:p>
      <text:p text:style-name="Standard">/**</text:p>
      <text:p text:style-name="Standard"><text:s/>* Implements template_preprocess_region().</text:p>
      <text:p text:style-name="Standard"><text:s/>*/</text:p>
      <text:p text:style-name="Standard">function eac_preprocess_region(&amp;$variables) {</text:p>
      <text:p text:style-name="Standard"><text:s text:c="2"/>// Add missing region CSS classes.</text:p>
      <text:p text:style-name="Standard"><text:s text:c="2"/>$variables['attributes']['class'][] = 'l-region';</text:p>
      <text:p text:style-name="Standard"><text:s text:c="2"/>if (isset($variables['region']) &amp;&amp; !empty($variables['region'])) {</text:p>
      <text:p text:style-name="Standard"><text:s text:c="4"/>$variables['attributes']['class'][] = 'l-region--' . str_replace('_', '-', $variables['region']);</text:p>
      <text:p text:style-name="Standard"><text:s text:c="2"/>}</text:p>
      <text:p text:style-name="Standard">}</text:p>
      <text:p text:style-name="Standard">/**</text:p>
      <text:p text:style-name="Standard"><text:s/>* Implements template_preprocess_node()</text:p>
      <text:p text:style-name="Standard"><text:s/>* Which is used to print the user field values in artist application</text:p>
      <text:p text:style-name="Standard"><text:s/>*/</text:p>
      <text:p text:style-name="Standard"/>
      <text:p text:style-name="Standard"/>
      <text:p text:style-name="Standard"/>
      <text:p text:style-name="Standard">/* <text:span text:style-name="T1">GETTING LIST ITEMS */</text:span></text:p>
      <text:p text:style-name="Standard">function eac_preprocess_node(&amp;$variables) {</text:p>
      <text:p text:style-name="Standard"><text:s text:c="7"/>$currentUserUID = \Drupal::currentUser()-&gt;id();</text:p>
      <text:p text:style-name="Standard"><text:s text:c="7"/>$variables['userDetails'] = $currentUserUID;</text:p>
      <text:p text:style-name="Standard"/>
      <text:p text:style-name="Standard"><text:s text:c="6"/>if($variables['node']-&gt;getType() <text:s/>=='class') {</text:p>
      <text:p text:style-name="Standard"><text:s text:c="8"/>/**$field = \Drupal\field\Entity\FieldStorageConfig::loadByName('node', 'field_product')-&gt;id();**/</text:p>
      <text:p text:style-name="Standard"/>
      <text:p text:style-name="Standard">$elements =$variables['node'];</text:p>
      <text:p text:style-name="Standard"><text:soft-page-break/>$product_id =$elements-&gt;get('field_product')-&gt;target_id;</text:p>
      <text:p text:style-name="Standard"/>
      <text:p text:style-name="Standard">$parameter = \Drupal::routeMatch()-&gt;getParameter('commerce_product');</text:p>
      <text:p text:style-name="Standard">$product = \Drupal\commerce_product\Entity\Product::load((int)$product_id);</text:p>
      <text:p text:style-name="Standard"/>
      <text:p text:style-name="Standard">/*Load Product Variations*/</text:p>
      <text:p text:style-name="Standard">$entity_manager = \Drupal::entityTypeManager();</text:p>
      <text:p text:style-name="Standard">$product_variation = $entity_manager-&gt;getStorage('commerce_product_variation')-&gt;load((int)$product-&gt;getVariationIds()[0]);</text:p>
      <text:p text:style-name="Standard"/>
      <text:p text:style-name="Standard"/>
      <text:p text:style-name="Standard"/>
      <text:p text:style-name="Standard">/**</text:p>
      <text:p text:style-name="Standard">print_r($product_variation-&gt;type-&gt;target_id);</text:p>
      <text:p text:style-name="Standard"/>
      <text:p text:style-name="Standard">die();</text:p>
      <text:p text:style-name="Standard"/>
      <text:p text:style-name="Standard">**/</text:p>
      <text:p text:style-name="Standard">/**</text:p>
      <text:p text:style-name="Standard">print_r($product_variation);</text:p>
      <text:p text:style-name="Standard">echo "&lt;br&gt;&lt;/br&gt;";</text:p>
      <text:p text:style-name="Standard">print_r($product_variation-&gt;type-&gt;target_id);</text:p>
      <text:p text:style-name="Standard">echo "&lt;br&gt;&lt;/br&gt;";</text:p>
      <text:p text:style-name="Standard">print_r($product_variation-&gt;field_class_record_type-&gt;getSetting('allowed_values'));</text:p>
      <text:p text:style-name="Standard">echo "&lt;br&gt;&lt;/br&gt;";</text:p>
      <text:p text:style-name="Standard"/>
      <text:p text:style-name="Standard">$allowed_values=$product_variation-&gt;field_class_record_type-&gt;getSetting('allowed_values');</text:p>
      <text:p text:style-name="Standard"/>
      <text:p text:style-name="Standard"/>
      <text:p text:style-name="Standard">$state_value=$product_variation-&gt;get('field_class_record_type')-&gt;getValue()[0]['value'];</text:p>
      <text:p text:style-name="Standard">print_r($state_value);</text:p>
      <text:p text:style-name="Standard">echo"&lt;br&gt;&lt;/br&gt;";</text:p>
      <text:p text:style-name="Standard">$Record_type=$allowed_values[$state_value];</text:p>
      <text:p text:style-name="Standard">print_r($Record_type);</text:p>
      <text:p text:style-name="Standard">print_r($Record_type);</text:p>
      <text:p text:style-name="Standard">die();</text:p>
      <text:p text:style-name="Standard">**/</text:p>
      <text:p text:style-name="Standard"/>
      <text:p text:style-name="Standard"/>
      <text:p text:style-name="Standard"/>
      <text:p text:style-name="Standard"/>
      <text:p text:style-name="Standard"/>
      <text:p text:style-name="Standard">if ($product_variation-&gt;type-&gt;target_id=='class'){</text:p>
      <text:p text:style-name="Standard"/>
      <text:p text:style-name="Standard">$allowed_values=$product_variation-&gt;field_class_record_type-&gt;getSetting('allowed_values');</text:p>
      <text:p text:style-name="Standard">$state_value=$product_variation-&gt;get('field_class_record_type')-&gt;getValue()[0]['value'];</text:p>
      <text:p text:style-name="Standard">$Record_type=$allowed_values[$state_value];</text:p>
      <text:p text:style-name="Standard"/>
      <text:p text:style-name="Standard"/>
      <text:p text:style-name="Standard">$field_Record = '&lt;strong&gt;Record_type:&lt;/strong&gt; '. $Record_type ;</text:p>
      <text:p text:style-name="Standard"><text:s text:c="4"/>$variables['new_field'] = [</text:p>
      <text:p text:style-name="Standard"><text:s text:c="4"/>'#markup' =&gt; $field_Record,</text:p>
      <text:p text:style-name="Standard"><text:soft-page-break/><text:s text:c="4"/>];</text:p>
      <text:p text:style-name="Standard"/>
      <text:p text:style-name="Standard">}</text:p>
      <text:p text:style-name="Standard">else{</text:p>
      <text:p text:style-name="Standard"><text:s text:c="4"/>$variables['new_field'] = [</text:p>
      <text:p text:style-name="Standard"><text:s text:c="4"/>'#markup' =&gt; $field_Record,</text:p>
      <text:p text:style-name="Standard"><text:s text:c="4"/>];</text:p>
      <text:p text:style-name="Standard"/>
      <text:p text:style-name="Standard"><text:s/>}</text:p>
      <text:p text:style-name="Standard"><text:s text:c="4"/>}</text:p>
      <text:p text:style-name="Standard">}</text:p>
      <text:p text:style-name="Standard"/>
      <text:p text:style-name="Standard">/*Load Product Variations*/</text:p>
      <text:p text:style-name="Standard"/>
      <text:p text:style-name="Standard"><text:s text:c="2"/># code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"/></text:p>
      <text:p text:style-name="Standard">/**</text:p>
      <text:p text:style-name="Standard"/>
      <text:p text:style-name="Standard">print_r($field);</text:p>
      <text:p text:style-name="Standard">die();</text:p>
      <text:p text:style-name="Standard"/>
      <text:p text:style-name="Standard"><text:s text:c="6"/>$fieldVariation = $field-&gt;getFields('field_variation')-&gt;getType();</text:p>
      <text:p text:style-name="Standard"><text:s text:c="6"/>print($fieldVariation);</text:p>
      <text:p text:style-name="Standard"><text:s text:c="6"/>**/</text:p>
      <text:p text:style-name="Standard"><text:s text:c="6"/></text:p>
      <text:p text:style-name="Standard"><text:s text:c="3"/>/**$entity = \Drupal::entityTypeManager()-&gt;getStorage("pro")-&gt;load($enty-&gt;field_event_time-&gt;target_id); <text:s text:c="5"/></text:p>
      <text:p text:style-name="Standard">**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22:02:34.700376079</meta:creation-date>
    <dc:date>2020-10-23T22:05:18.294771667</dc:date>
    <meta:editing-duration>PT2M47S</meta:editing-duration>
    <meta:editing-cycles>1</meta:editing-cycles>
    <meta:document-statistic meta:table-count="0" meta:image-count="0" meta:object-count="0" meta:page-count="3" meta:paragraph-count="96" meta:word-count="231" meta:character-count="3278" meta:non-whitespace-character-count="3012"/>
    <meta:generator>LibreOffice/6.0.7.3$Linux_X86_64 LibreOffice_project/00m0$Build-3</meta:generator>
  </office:meta>
</office:document-meta>
</file>